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4mm" svg:x="131.89mm" svg:y="28.16mm">
            <loext:p draw:notify-on-update-of-ranges="Sheet1.A1:Sheet1.A1 Sheet1.A2:Sheet1.A15 Sheet1.B1:Sheet1.B1 Sheet1.B2:Sheet1.B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Rea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7" calcext:value-type="float">
            <text:p>607</text:p>
          </table:table-cell>
          <table:table-cell table:number-columns-repeated="2"/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612" calcext:value-type="float">
            <text:p>61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17" calcext:value-type="float">
            <text:p>617</text:p>
          </table:table-cell>
          <table:table-cell table:number-columns-repeated="2"/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string" calcext:value-type="string">
            <text:p>#624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8" calcext:value-type="float">
            <text:p>628</text:p>
          </table:table-cell>
          <table:table-cell table:number-columns-repeated="2"/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39" calcext:value-type="float">
            <text:p>639</text:p>
          </table:table-cell>
          <table:table-cell table:number-columns-repeated="2"/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644" calcext:value-type="float">
            <text:p>644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50" calcext:value-type="float">
            <text:p>6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JP Regular" style:font-family-asian="'Noto Sans CJK JP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0:31:53.398091949</meta:creation-date>
    <dc:date>2016-12-01T10:46:06.323334712</dc:date>
    <meta:editing-duration>PT3M42S</meta:editing-duration>
    <meta:editing-cycles>1</meta:editing-cycles>
    <meta:generator>LibreOffice/5.2.3.3$Linux_X86_64 LibreOffice_project/2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278cm" svg:y="4.203cm" style:legend-expansion="high" chart:style-name="ch2"/>
        <chart:plot-area chart:style-name="ch3" table:cell-range-address="Sheet1.A1:Sheet1.B15" chart:data-source-has-labels="row" svg:x="0.319cm" svg:y="0.18cm" svg:width="12.64cm" svg:height="8.645cm">
          <chartooo:coordinate-region svg:x="1.205cm" svg:y="0.379cm" svg:width="11.38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chart:label-cell-address="Sheet1.B1:Sheet1.B1" chart:class="chart:scatter">
            <chart:domain table:cell-range-address="Sheet1.A2:Sheet1.A15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adi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A2:Sheet1.A15</svg:desc>
                </draw:g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.5">
                <text:p>33.5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5.5">
                <text:p>35.5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.5">
                <text:p>36.5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